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4.99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draw:stroke="none" svg:stroke-color="#000000" draw:fill="none" draw:fill-color="#ffffff" fo:min-height="13.339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1.524cm" svg:x="2.65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61cm" svg:y1="2.397cm" svg:x2="6.461cm" svg:y2="3.667cm">
          <text:p/>
        </draw:line>
        <draw:line draw:style-name="gr2" draw:text-style-name="P2" draw:layer="layout" svg:x1="10.017cm" svg:y1="2.524cm" svg:x2="10.017cm" svg:y2="3.921cm">
          <text:p/>
        </draw:line>
        <draw:line draw:style-name="gr2" draw:text-style-name="P2" draw:layer="layout" svg:x1="13.7cm" svg:y1="2.524cm" svg:x2="13.7cm" svg:y2="3.794cm">
          <text:p/>
        </draw:line>
        <draw:frame draw:style-name="gr3" draw:text-style-name="P3" draw:layer="layout" svg:width="2.794cm" svg:height="0.962cm" svg:x="2.905cm" svg:y="2.578cm">
          <draw:text-box draw:corner-radius="0.127cm">
            <text:p>Main</text:p>
          </draw:text-box>
        </draw:frame>
        <draw:frame draw:style-name="gr4" draw:text-style-name="P3" draw:layer="layout" svg:width="3.175cm" svg:height="1.673cm" svg:x="6.588cm" svg:y="2.524cm">
          <draw:text-box>
            <text:p>Fan Club</text:p>
          </draw:text-box>
        </draw:frame>
        <draw:frame draw:style-name="gr5" draw:text-style-name="P3" draw:layer="layout" svg:width="3.81cm" svg:height="1.927cm" svg:x="9.89cm" svg:y="2.651cm">
          <draw:text-box>
            <text:p>Other links</text:p>
          </draw:text-box>
        </draw:frame>
        <draw:frame draw:style-name="gr3" draw:text-style-name="P3" draw:layer="layout" svg:width="3.937cm" svg:height="0.962cm" svg:x="13.954cm" svg:y="2.778cm">
          <draw:text-box>
            <text:p>Pictures</text:p>
          </draw:text-box>
        </draw:frame>
        <draw:frame draw:style-name="gr6" draw:text-style-name="P3" draw:layer="layout" svg:width="13.716cm" svg:height="1.524cm" svg:x="3.921cm" svg:y="4.683cm">
          <draw:text-box>
            <text:p>Other Gene Wolfe Resources [h1]</text:p>
          </draw:text-box>
        </draw:frame>
        <draw:frame draw:style-name="gr7" draw:text-style-name="P3" draw:layer="layout" svg:width="1.651cm" svg:height="3.095cm" svg:x="1cm" svg:y="1.762cm">
          <draw:text-box>
            <text:p>Ul<text:line-break/>/<text:line-break/>Lis</text:p>
          </draw:text-box>
        </draw:frame>
        <draw:frame draw:style-name="gr8" draw:text-style-name="P4" draw:layer="layout" svg:width="0.502cm" svg:height="1.187cm" svg:x="14.335cm" svg:y="17.129cm">
          <draw:text-box>
            <text:p/>
          </draw:text-box>
        </draw:frame>
        <draw:frame draw:style-name="gr9" draw:text-style-name="P4" draw:layer="layout" svg:width="15.113cm" svg:height="15.893cm" svg:x="2.143cm" svg:y="7.223cm">
          <draw:text-box>
            <text:p>[ul/lis]</text:p>
            <text:p/>
            <text:p>- Page 1 link</text:p>
            <text:p/>
            <text:p><text:tab/>brief description</text:p>
            <text:p/>
            <text:p>- Page 2 link</text:p>
            <text:p/>
            <text:p><text:tab/>brief description</text:p>
            <text:p/>
            <text:p>- Page 3 link</text:p>
            <text:p/>
            <text:p><text:tab/>brief description</text:p>
            <text:p/>
            <text:p>- page 4 link<text:line-break/><text:line-break/><text:tab/>brief description</text:p>
            <text:p/>
            <text:p>-page 5 link</text:p>
            <text:p/>
            <text:p><text:tab/>brief description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09:18:39.683460128</meta:creation-date>
    <dc:date>2022-06-16T10:35:39.435992797</dc:date>
    <meta:editing-duration>PT35M29S</meta:editing-duration>
    <meta:editing-cycles>4</meta:editing-cycles>
    <meta:generator>LibreOffice/6.4.7.2$Linux_X86_64 LibreOffice_project/40$Build-2</meta:generator>
    <meta:document-statistic meta:object-count="12"/>
  </office:meta>
</office:document-meta>
</file>